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 icons1" officeooo:rsid="00034b72" officeooo:paragraph-rsid="0004307a"/>
    </style:style>
    <style:style style:name="P2" style:family="paragraph" style:parent-style-name="Standard">
      <style:text-properties style:font-name="dr icons1" officeooo:rsid="00034b72" officeooo:paragraph-rsid="0008fb66"/>
    </style:style>
    <style:style style:name="P3" style:family="paragraph" style:parent-style-name="Standard">
      <style:text-properties style:font-name="dr icons1" officeooo:rsid="00034b72" officeooo:paragraph-rsid="000ad31f"/>
    </style:style>
    <style:style style:name="P4" style:family="paragraph" style:parent-style-name="Standard">
      <style:text-properties style:font-name="dr icons1" officeooo:rsid="00034b72" officeooo:paragraph-rsid="000e6b03"/>
    </style:style>
    <style:style style:name="P5" style:family="paragraph" style:parent-style-name="Standard">
      <style:text-properties style:font-name="dr icons1" officeooo:rsid="00034b72" officeooo:paragraph-rsid="00110e38"/>
    </style:style>
    <style:style style:name="P6" style:family="paragraph" style:parent-style-name="Standard">
      <style:text-properties style:font-name="dr icons1" officeooo:rsid="00034b72" officeooo:paragraph-rsid="0011872c"/>
    </style:style>
    <style:style style:name="T1" style:family="text">
      <style:text-properties style:font-name="dr icons" style:font-name-asian="dr icons" style:font-name-complex="dr icons"/>
    </style:style>
    <style:style style:name="T2" style:family="text">
      <style:text-properties style:font-name="Courier New" officeooo:rsid="0004307a" style:font-name-asian="dr icons" style:font-name-complex="dr icons"/>
    </style:style>
    <style:style style:name="T3" style:family="text">
      <style:text-properties style:font-name="Courier New" officeooo:rsid="00072c5f" style:font-name-asian="dr icons" style:font-name-complex="dr icons"/>
    </style:style>
    <style:style style:name="T4" style:family="text">
      <style:text-properties style:font-name="Courier New" officeooo:rsid="0008fb66" style:font-name-asian="dr icons" style:font-name-complex="dr icons"/>
    </style:style>
    <style:style style:name="T5" style:family="text">
      <style:text-properties style:font-name="Courier New" officeooo:rsid="000ad31f" style:font-name-asian="dr icons" style:font-name-complex="dr icons"/>
    </style:style>
    <style:style style:name="T6" style:family="text">
      <style:text-properties style:font-name="Courier New" officeooo:rsid="000fef7d" style:font-name-asian="dr icons" style:font-name-complex="dr icons"/>
    </style:style>
    <style:style style:name="T7" style:family="text">
      <style:text-properties style:font-name="Courier New" officeooo:rsid="0011872c" style:font-name-asian="dr icons" style:font-name-complex="dr ico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♥<text:tab/></text:span><text:span text:style-name="T2">dri_favorit</text:span></text:p>
      <text:p text:style-name="P4"><text:span text:style-name="T1">ℹ<text:tab/></text:span><text:span text:style-name="T2">dri_info</text:span></text:p>
      <text:p text:style-name="P3"><text:span text:style-name="T1">←<text:tab/></text:span><text:span text:style-name="T5">x</text:span></text:p>
      <text:p text:style-name="P6"><text:span text:style-name="T1">↑<text:tab/></text:span><text:span text:style-name="T2">dri_</text:span><text:span text:style-name="T6">pil_</text:span><text:span text:style-name="T7">op</text:span></text:p>
      <text:p text:style-name="P5"><text:span text:style-name="T1">→<text:tab/></text:span><text:span text:style-name="T2">dri_</text:span><text:span text:style-name="T6">pil_hoejre</text:span></text:p>
      <text:p text:style-name="P6"><text:span text:style-name="T1">↓<text:tab/></text:span><text:span text:style-name="T7">dri_pil_ned</text:span></text:p>
      <text:p text:style-name="P3"><text:span text:style-name="T1">↟<text:tab/></text:span><text:span text:style-name="T5">x</text:span></text:p>
      <text:p text:style-name="P1"><text:span text:style-name="T1">↡<text:tab/></text:span><text:span text:style-name="T2">dri_hent</text:span></text:p>
      <text:p text:style-name="P1"><text:span text:style-name="T1">↻<text:tab/></text:span><text:span text:style-name="T2">dri_opdater</text:span></text:p>
      <text:p text:style-name="P1"><text:span text:style-name="T1">⇵<text:tab/></text:span><text:span text:style-name="T2">dri_del</text:span></text:p>
      <text:p text:style-name="P3"><text:span text:style-name="T1">⎙<text:tab/></text:span><text:span text:style-name="T5">x</text:span></text:p>
      <text:p text:style-name="P1"><text:span text:style-name="T1">⏩<text:tab/></text:span><text:span text:style-name="T2">dri_radio_frem</text:span></text:p>
      <text:p text:style-name="P1"><text:span text:style-name="T1">⏭<text:tab/></text:span><text:span text:style-name="T2">dri_radio_n</text:span><text:span text:style-name="T3">ae</text:span><text:span text:style-name="T2">ste</text:span></text:p>
      <text:p text:style-name="P1"><text:span text:style-name="T1">⏮<text:tab/></text:span><text:span text:style-name="T2">dri_radio_forrige</text:span></text:p>
      <text:p text:style-name="P1"><text:span text:style-name="T1">■<text:tab/></text:span><text:span text:style-name="T2">dri_radio_stop</text:span></text:p>
      <text:p text:style-name="P1"><text:span text:style-name="T1">▮<text:tab/></text:span><text:span text:style-name="T2">dri_radio_pause</text:span></text:p>
      <text:p text:style-name="P1"><text:span text:style-name="T1">▶<text:tab/></text:span><text:span text:style-name="T2">dri_radio_spil</text:span></text:p>
      <text:p text:style-name="P1"><text:span text:style-name="T1">⚙<text:tab/></text:span><text:span text:style-name="T2">dri_indstillinger</text:span></text:p>
      <text:p text:style-name="P1"><text:span text:style-name="T1">⚠<text:tab/></text:span><text:span text:style-name="T2">dri_advarsel</text:span></text:p>
      <text:p text:style-name="P1"><text:span text:style-name="T1">❌<text:tab/></text:span><text:span text:style-name="T2">dri_luk</text:span></text:p>
      <text:p text:style-name="P3"><text:span text:style-name="T1">❓<text:tab/></text:span><text:span text:style-name="T5">x</text:span></text:p>
      <text:p text:style-name="P3"><text:span text:style-name="T1">➕<text:tab/></text:span><text:span text:style-name="T5">x</text:span></text:p>
      <text:p text:style-name="P3"><text:span text:style-name="T1">⬌<text:tab/></text:span><text:span text:style-name="T5">x</text:span></text:p>
      <text:p text:style-name="P3"><text:span text:style-name="T1">🎧<text:tab/></text:span><text:span text:style-name="T5">x</text:span></text:p>
      <text:p text:style-name="P3"><text:span text:style-name="T1">🐦<text:tab/></text:span><text:span text:style-name="T5">x</text:span></text:p>
      <text:p text:style-name="P3"><text:span text:style-name="T1">👍<text:tab/></text:span><text:span text:style-name="T5">x</text:span></text:p>
      <text:p text:style-name="P3"><text:span text:style-name="T1">👽<text:tab/></text:span><text:span text:style-name="T5">x</text:span></text:p>
      <text:p text:style-name="P3"><text:span text:style-name="T1">💩<text:tab/></text:span><text:span text:style-name="T5">x</text:span></text:p>
      <text:p text:style-name="P2"><text:span text:style-name="T1">💬<text:tab/></text:span><text:span text:style-name="T2">dri_</text:span><text:span text:style-name="T4">kommentar</text:span></text:p>
      <text:p text:style-name="P3"><text:span text:style-name="T1">💻<text:tab/></text:span><text:span text:style-name="T5">x</text:span></text:p>
      <text:p text:style-name="P3"><text:span text:style-name="T1">📄<text:tab/></text:span><text:span text:style-name="T5">x</text:span></text:p>
      <text:p text:style-name="P2"><text:soft-page-break/><text:span text:style-name="T1">📗<text:tab/></text:span><text:span text:style-name="T2">dri_</text:span><text:span text:style-name="T4">liste</text:span></text:p>
      <text:p text:style-name="P3"><text:span text:style-name="T1">📘<text:tab/></text:span><text:span text:style-name="T5">x</text:span></text:p>
      <text:p text:style-name="P2"><text:span text:style-name="T1">📜<text:tab/></text:span><text:span text:style-name="T2">dri_</text:span><text:span text:style-name="T4">rss</text:span></text:p>
      <text:p text:style-name="P3"><text:span text:style-name="T1">📧<text:tab/></text:span><text:span text:style-name="T5">x</text:span></text:p>
      <text:p text:style-name="P2"><text:span text:style-name="T1">📰<text:tab/></text:span><text:span text:style-name="T2">dri_</text:span><text:span text:style-name="T4">oversigt</text:span></text:p>
      <text:p text:style-name="P3"><text:span text:style-name="T1">📱<text:tab/></text:span><text:span text:style-name="T5">x</text:span></text:p>
      <text:p text:style-name="P3"><text:span text:style-name="T1">📷<text:tab/></text:span><text:span text:style-name="T5">x</text:span></text:p>
      <text:p text:style-name="P1"><text:span text:style-name="T1">🔉<text:tab/></text:span><text:span text:style-name="T2">dri_lyd</text:span></text:p>
      <text:p text:style-name="P1"><text:span text:style-name="T1">🔊<text:tab/></text:span><text:span text:style-name="T2">dri_lyd2</text:span></text:p>
      <text:p text:style-name="P1"><text:span text:style-name="T1">🔍<text:tab/></text:span><text:span text:style-name="T2">dri_soeg</text:span></text:p>
      <text:p text:style-name="P3"><text:span text:style-name="T1">🚀<text:tab/></text:span><text:span text:style-name="T5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 icons" svg:font-family="'dr icons'"/>
    <style:font-face style:name="Courier New" svg:font-family="'Courier New'" style:font-family-generic="modern" style:font-pitch="fixed"/>
    <style:font-face style:name="dr icons1" svg:font-family="'dr ico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Nordfalk</meta:initial-creator>
    <meta:creation-date>2014-01-29T11:23:04.216049531</meta:creation-date>
    <dc:date>2014-10-17T15:19:12.353077082</dc:date>
    <dc:creator>Jacob Nordfalk</dc:creator>
    <meta:editing-duration>PT44M14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2" meta:paragraph-count="42" meta:word-count="84" meta:character-count="372" meta:non-whitespace-character-count="330"/>
  </office:meta>
</office:document-meta>
</file>